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a4e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a4e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a4e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a4e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a4e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a4e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a4e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a4e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a4e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a4e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a4e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a4e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a4e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a4e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a4e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a4e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a4e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Yohannys Alejandra Velázquez Conde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4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270692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ovanny Rafael Velázquez Laré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35335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6.50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5" meta:non-whitespace-character-count="1015"/>
    <meta:template xlink:type="simple" xlink:actuate="onRequest" xlink:title="Normal" xlink:href=""/>
  </office:meta>
</office:document-meta>
</file>